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1.86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49cm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6" style:family="graphic" style:parent-style-name="standard">
      <style:graphic-properties draw:marker-start="" draw:marker-end="Rounded_20_large_20_Arrow" draw:textarea-vertical-align="middle"/>
    </style:style>
    <style:style style:name="gr7" style:family="graphic" style:parent-style-name="standard">
      <style:graphic-properties draw:marker-end="Rounded_20_large_20_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4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marker-start="Rounded_20_large_20_Arrow" draw:marker-end="Rounded_20_large_20_Arrow" draw:textarea-vertical-align="middle"/>
    </style:style>
    <style:style style:name="gr11" style:family="graphic" style:parent-style-name="standard">
      <style:graphic-properties draw:marker-start="Rounded_20_large_20_Arrow" draw:marker-end="" draw:textarea-vertical-align="middle"/>
    </style:style>
    <style:style style:name="gr12" style:family="graphic" style:parent-style-name="objectwithoutfill">
      <style:graphic-properties svg:stroke-color="#0066cc" draw:marker-end="Rounded_20_large_20_Arrow" draw:fill="none" draw:textarea-vertical-align="middle"/>
    </style:style>
    <style:style style:name="gr13" style:family="graphic" style:parent-style-name="objectwithoutfill">
      <style:graphic-properties svg:stroke-color="#0066cc" draw:marker-start="Rounded_20_large_20_Arrow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15cm" svg:y="2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2cm" svg:x="1cm" svg:y="2cm">
          <text:p text:style-name="P1">Connex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cm" svg:height="2.11cm" svg:x="8cm" svg:y="0.39cm">
          <text:p text:style-name="P1">Démarrag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99cm" svg:height="1.75cm" svg:x="16cm" svg:y="6cm">
          <text:p text:style-name="P1">Voir Planning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99cm" svg:height="1.75cm" svg:x="8.5cm" svg:y="6cm">
          <text:p text:style-name="P1">Information 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4cm" svg:height="1.75cm" svg:x="1cm" svg:y="6cm">
          <text:p text:style-name="P1">Autres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3.5cm" svg:height="1.5cm" svg:x="13cm" svg:y="9cm">
          <text:p text:style-name="P1"><text:span text:style-name="T1">Prochaines In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3.5cm" svg:height="1.5cm" svg:x="15.3cm" svg:y="11cm">
          <text:p text:style-name="P1"><text:span text:style-name="T1">Reste Semai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2" draw:id="id32" draw:layer="layout" svg:width="3.5cm" svg:height="1.5cm" svg:x="17.5cm" svg:y="9cm">
          <text:p text:style-name="P1"><text:span text:style-name="T1">Fin Semain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2cm" svg:y1="1.445cm" svg:x2="17.5cm" svg:y2="2cm" draw:start-shape="id1" draw:start-glue-point="1" draw:end-shape="id2" draw:end-glue-point="0" svg:d="M13200 1445h4300v555" svg:viewBox="0 0 4301 556">
          <text:p/>
        </draw:connector>
        <draw:connector draw:style-name="gr7" draw:text-style-name="P1" draw:layer="layout" svg:x1="8cm" svg:y1="1.445cm" svg:x2="3.5cm" svg:y2="2cm" draw:start-shape="id1" draw:start-glue-point="3" draw:end-shape="id3" draw:end-glue-point="0" svg:d="M8000 1445h-4500v555" svg:viewBox="0 0 4501 556">
          <text:p/>
        </draw:connector>
        <draw:connector draw:style-name="gr7" draw:text-style-name="P1" draw:layer="layout" svg:x1="17.5cm" svg:y1="4cm" svg:x2="17.995cm" svg:y2="6cm" draw:start-shape="id2" draw:start-glue-point="2" draw:end-shape="id4" draw:end-glue-point="0" svg:d="M17500 4000v1000h495v1000" svg:viewBox="0 0 496 2001">
          <text:p/>
        </draw:connector>
        <draw:connector draw:style-name="gr7" draw:text-style-name="P1" draw:layer="layout" svg:x1="17.5cm" svg:y1="4cm" svg:x2="10.495cm" svg:y2="6cm" draw:start-shape="id2" draw:start-glue-point="2" draw:end-shape="id5" draw:end-glue-point="0" svg:d="M17500 4000v1000h-7005v1000" svg:viewBox="0 0 7006 2001">
          <text:p/>
        </draw:connector>
        <draw:connector draw:style-name="gr7" draw:text-style-name="P1" draw:layer="layout" svg:x1="17.5cm" svg:y1="4cm" svg:x2="3cm" svg:y2="6cm" draw:start-shape="id2" draw:start-glue-point="2" draw:end-shape="id6" draw:end-glue-point="0" svg:d="M17500 4000v1000h-14500v1000" svg:viewBox="0 0 14501 2001">
          <text:p/>
        </draw:connector>
        <draw:custom-shape draw:style-name="gr8" draw:text-style-name="P3" xml:id="id11" draw:id="id11" draw:layer="layout" svg:width="4.5cm" svg:height="1.5cm" svg:x="15.3cm" svg:y="14.6cm">
          <text:p text:style-name="P1"><text:span text:style-name="T2">Client particuli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3" draw:id="id13" draw:layer="layout" svg:width="4.5cm" svg:height="1.5cm" svg:x="10.7cm" svg:y="16.4cm">
          <text:p text:style-name="P1"><text:span text:style-name="T2">Client particuli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6" draw:id="id26" draw:layer="layout" svg:width="3.5cm" svg:height="1.5cm" svg:x="15.3cm" svg:y="22.3cm">
          <text:p text:style-name="P1"><text:span text:style-name="T1">Le contac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5cm" svg:height="1.5cm" svg:x="11.1cm" svg:y="22.3cm">
          <text:p text:style-name="P1"><text:span text:style-name="T1">Se rendre chez lu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3.5cm" svg:height="1.5cm" svg:x="11.8cm" svg:y="27.2cm">
          <text:p text:style-name="P1"><text:span text:style-name="T1">Partir position</text:span></text:p>
          <text:p text:style-name="P1"><text:span text:style-name="T1">actue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3.5cm" svg:height="1.5cm" svg:x="16.5cm" svg:y="27.2cm">
          <text:p text:style-name="P1"><text:span text:style-name="T1">Partir d’une autre</text:span></text:p>
          <text:p text:style-name="P1"><text:span text:style-name="T1">position</text:span></text:p>
          <draw:enhanced-geometry svg:viewBox="0 0 21600 21600" draw:type="rectangle" draw:enhanced-path="M 0 0 L 21600 0 21600 21600 0 21600 0 0 Z N"/>
        </draw:custom-shape>
        <draw:connector draw:style-name="gr7" draw:text-style-name="P1" xml:id="id29" draw:id="id29" draw:layer="layout" svg:x1="12.85cm" svg:y1="23.8cm" svg:x2="13.55cm" svg:y2="27.2cm" draw:start-shape="id7" draw:start-glue-point="2" draw:end-shape="id8" draw:end-glue-point="0" svg:d="M12850 23800v1700h700v1700" svg:viewBox="0 0 701 3401">
          <text:p/>
        </draw:connector>
        <draw:connector draw:style-name="gr7" draw:text-style-name="P1" draw:layer="layout" svg:x1="12.85cm" svg:y1="23.8cm" svg:x2="18.25cm" svg:y2="27.2cm" draw:start-shape="id7" draw:start-glue-point="2" draw:end-shape="id9" draw:end-glue-point="0" svg:d="M12850 23800v1700h5400v1700" svg:viewBox="0 0 5401 3401">
          <text:p/>
        </draw:connector>
        <draw:connector draw:style-name="gr6" draw:text-style-name="P1" draw:layer="layout" svg:x1="17.05cm" svg:y1="12.5cm" svg:x2="19.8cm" svg:y2="15.35cm" draw:start-shape="id10" draw:start-glue-point="2" draw:end-shape="id11" draw:end-glue-point="1" svg:d="M17050 12500v1050h3251v1800h-501" svg:viewBox="0 0 3252 2851">
          <text:p/>
        </draw:connector>
        <draw:connector draw:style-name="gr9" draw:text-style-name="P1" draw:layer="layout" svg:x1="14.75cm" svg:y1="10.5cm" svg:x2="15.3cm" svg:y2="15.35cm" draw:start-shape="id12" draw:start-glue-point="2" draw:end-shape="id11" draw:end-glue-point="3" svg:d="M14750 10500v4850h550" svg:viewBox="0 0 551 4851">
          <text:p/>
        </draw:connector>
        <draw:connector draw:style-name="gr10" draw:text-style-name="P1" xml:id="id14" draw:id="id14" draw:layer="layout" svg:x1="12.95cm" svg:y1="16.4cm" svg:x2="15.3cm" svg:y2="15.35cm" draw:start-shape="id13" draw:start-glue-point="0" draw:end-shape="id11" draw:end-glue-point="3" svg:d="M12950 16400v-1050h2350" svg:viewBox="0 0 2351 1051">
          <text:p/>
        </draw:connector>
        <draw:connector draw:style-name="gr9" draw:text-style-name="P1" draw:layer="layout" svg:x1="12.95cm" svg:y1="15.35cm" svg:x2="10.495cm" svg:y2="7.75cm" draw:start-shape="id14" draw:start-glue-point="0" draw:end-shape="id5" draw:end-glue-point="2" svg:d="M12950 15350v-3849h-2455v-3751" svg:viewBox="0 0 2456 7601">
          <text:p/>
        </draw:connector>
        <draw:custom-shape draw:style-name="gr8" draw:text-style-name="P3" xml:id="id15" draw:id="id15" draw:layer="layout" svg:width="4.5cm" svg:height="1.5cm" svg:x="5.3cm" svg:y="9.4cm">
          <text:p text:style-name="P1"><text:span text:style-name="T2">Information</text:span></text:p>
          <text:p text:style-name="P1"><text:span text:style-name="T2">Plannin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1" draw:id="id21" draw:layer="layout" svg:width="4.5cm" svg:height="1.5cm" svg:x="1.9cm" svg:y="19.5cm">
          <text:p text:style-name="P1"><text:span text:style-name="T2">Pointag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9" draw:id="id19" draw:layer="layout" svg:width="4.5cm" svg:height="1.5cm" svg:x="4.7cm" svg:y="16.2cm">
          <text:p text:style-name="P1"><text:span text:style-name="T2">Itinéraire du Jou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3.5cm" svg:height="1.5cm" svg:x="8.8cm" svg:y="13.4cm">
          <text:p text:style-name="P1"><text:span text:style-name="T1">Disponibilité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3.5cm" svg:height="1.5cm" svg:x="4.8cm" svg:y="13.3cm">
          <text:p text:style-name="P1"><text:span text:style-name="T1">Heures </text:span></text:p>
          <text:p text:style-name="P1"><text:span text:style-name="T1">Travaillée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cm" svg:y1="7.75cm" svg:x2="7.55cm" svg:y2="9.4cm" draw:start-shape="id6" draw:start-glue-point="2" draw:end-shape="id15" draw:end-glue-point="0" svg:d="M3000 7750v825h4550v825" svg:viewBox="0 0 4551 1651">
          <text:p/>
        </draw:connector>
        <draw:connector draw:style-name="gr10" draw:text-style-name="P1" xml:id="id18" draw:id="id18" draw:layer="layout" svg:x1="6.55cm" svg:y1="13.3cm" svg:x2="10.55cm" svg:y2="13.4cm" draw:start-shape="id16" draw:start-glue-point="0" draw:end-shape="id17" draw:end-glue-point="0" svg:d="M6550 13300v-501h4000v601" svg:viewBox="0 0 4001 602">
          <text:p/>
        </draw:connector>
        <draw:connector draw:style-name="gr9" draw:text-style-name="P1" draw:layer="layout" svg:x1="8.55cm" svg:y1="12.799cm" svg:x2="7.55cm" svg:y2="10.9cm" draw:start-shape="id18" draw:start-glue-point="0" draw:end-shape="id15" draw:end-glue-point="2" svg:d="M8550 12799v-949h-1000v-950" svg:viewBox="0 0 1001 1900">
          <text:p/>
        </draw:connector>
        <draw:connector draw:style-name="gr7" draw:text-style-name="P1" xml:id="id20" draw:id="id20" draw:layer="layout" svg:x1="3cm" svg:y1="7.75cm" svg:x2="4.7cm" svg:y2="16.95cm" draw:start-shape="id6" draw:start-glue-point="2" draw:end-shape="id19" draw:end-glue-point="3" svg:d="M3000 7750v9200h1700" svg:viewBox="0 0 1701 9201">
          <text:p/>
        </draw:connector>
        <draw:connector draw:style-name="gr7" draw:text-style-name="P1" draw:layer="layout" svg:x1="3cm" svg:y1="16.95cm" svg:x2="4.15cm" svg:y2="19.5cm" draw:start-shape="id20" draw:start-glue-point="0" draw:end-shape="id21" draw:end-glue-point="0" svg:d="M3000 16950v1325h1150v1225" svg:viewBox="0 0 1151 2551">
          <text:p/>
        </draw:connector>
        <draw:custom-shape draw:style-name="gr5" draw:text-style-name="P2" xml:id="id22" draw:id="id22" draw:layer="layout" svg:width="3.5cm" svg:height="1.5cm" svg:x="0.7cm" svg:y="22.5cm">
          <text:p text:style-name="P1"><text:span text:style-name="T1">Pointer une </text:span></text:p>
          <text:p text:style-name="P1"><text:span text:style-name="T1">Interven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3" draw:id="id23" draw:layer="layout" svg:width="3.5cm" svg:height="1.5cm" svg:x="5.2cm" svg:y="22.5cm">
          <text:p text:style-name="P1"><text:span text:style-name="T1">Pointer toutes</text:span></text:p>
          <text:p text:style-name="P1"><text:span text:style-name="T1">Les interven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3.5cm" svg:height="1.5cm" svg:x="1.9cm" svg:y="25.3cm">
          <text:p text:style-name="P1"><text:span text:style-name="T1">Laisser un</text:span></text:p>
          <text:p text:style-name="P1"><text:span text:style-name="T1">commentaire</text:span></text:p>
          <draw:enhanced-geometry svg:viewBox="0 0 21600 21600" draw:type="rectangle" draw:enhanced-path="M 0 0 L 21600 0 21600 21600 0 21600 0 0 Z N"/>
        </draw:custom-shape>
        <draw:connector draw:style-name="gr10" draw:text-style-name="P1" xml:id="id24" draw:id="id24" draw:layer="layout" svg:x1="2.45cm" svg:y1="22.5cm" svg:x2="6.95cm" svg:y2="22.5cm" draw:start-shape="id22" draw:start-glue-point="0" draw:end-shape="id23" draw:end-glue-point="0" svg:d="M2450 22500v-501h4500v501" svg:viewBox="0 0 4501 502">
          <text:p/>
        </draw:connector>
        <draw:connector draw:style-name="gr9" draw:text-style-name="P1" draw:layer="layout" svg:x1="4.15cm" svg:y1="21cm" svg:x2="4.7cm" svg:y2="21.999cm" draw:start-shape="id21" draw:start-glue-point="2" draw:end-shape="id24" draw:end-glue-point="0" svg:d="M4150 21000v500h550v499" svg:viewBox="0 0 551 1000">
          <text:p/>
        </draw:connector>
        <draw:connector draw:style-name="gr7" draw:text-style-name="P1" draw:layer="layout" svg:x1="2.45cm" svg:y1="24cm" svg:x2="3.65cm" svg:y2="25.3cm" draw:start-shape="id22" draw:start-glue-point="2" draw:end-shape="id25" draw:end-glue-point="0" svg:d="M2450 24000v650h1200v650" svg:viewBox="0 0 1201 1301">
          <text:p/>
        </draw:connector>
        <draw:custom-shape draw:style-name="gr5" draw:text-style-name="P2" xml:id="id28" draw:id="id28" draw:layer="layout" svg:width="3.5cm" svg:height="1.5cm" svg:x="17.2cm" svg:y="19.6cm">
          <text:p text:style-name="P1"><text:span text:style-name="T1">Voir commentaire</text:span></text:p>
          <text:p text:style-name="P1"><text:span text:style-name="T1">De la prochaine </text:span></text:p>
          <text:p text:style-name="P1"><text:span text:style-name="T1">interven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xml:id="id27" draw:id="id27" draw:layer="layout" svg:x1="12.85cm" svg:y1="22.3cm" svg:x2="17.05cm" svg:y2="22.3cm" draw:start-shape="id7" draw:start-glue-point="0" draw:end-shape="id26" draw:end-glue-point="0" svg:d="M12850 22300v-501h4200v501" svg:viewBox="0 0 4201 502">
          <text:p/>
        </draw:connector>
        <draw:connector draw:style-name="gr9" draw:text-style-name="P1" draw:layer="layout" svg:x1="12.95cm" svg:y1="17.9cm" svg:x2="14.95cm" svg:y2="21.799cm" draw:start-shape="id13" draw:start-glue-point="2" draw:end-shape="id27" draw:end-glue-point="0" svg:d="M12950 17900v1950h2000v1949" svg:viewBox="0 0 2001 3900">
          <text:p/>
        </draw:connector>
        <draw:connector draw:style-name="gr9" draw:text-style-name="P1" draw:layer="layout" svg:x1="17.55cm" svg:y1="16.1cm" svg:x2="14.95cm" svg:y2="21.799cm" draw:start-shape="id11" draw:start-glue-point="2" draw:end-shape="id27" draw:end-glue-point="0" svg:d="M17550 16100v2850h-2600v2849" svg:viewBox="0 0 2601 5700">
          <text:p/>
        </draw:connector>
        <draw:connector draw:style-name="gr7" draw:text-style-name="P1" draw:layer="layout" svg:x1="17.55cm" svg:y1="16.1cm" svg:x2="18.95cm" svg:y2="19.6cm" draw:start-shape="id11" draw:start-glue-point="2" draw:end-shape="id28" draw:end-glue-point="0" svg:d="M17550 16100v1750h1400v1750" svg:viewBox="0 0 1401 3501">
          <text:p/>
        </draw:connector>
        <draw:connector draw:style-name="gr9" draw:text-style-name="P1" draw:layer="layout" draw:line-skew="-0.925cm" svg:x1="9.2cm" svg:y1="16.95cm" svg:x2="13.2cm" svg:y2="25.5cm" draw:start-shape="id19" draw:start-glue-point="1" draw:end-shape="id29" draw:end-glue-point="0" svg:d="M9200 16950h900v8550h3100" svg:viewBox="0 0 4001 8551">
          <text:p/>
        </draw:connector>
        <draw:custom-shape draw:style-name="gr1" draw:text-style-name="P2" xml:id="id31" draw:id="id31" draw:layer="layout" svg:width="5cm" svg:height="2cm" svg:x="6.1cm" svg:y="26.7cm">
          <text:p text:style-name="P1"><text:span text:style-name="T1">Bouton Trajet</text:span></text:p>
          <text:p text:style-name="P1"><text:span text:style-name="T1">En écrivant</text:span></text:p>
          <text:p text:style-name="P1"><text:span text:style-name="T1">« trajet » ou « itinéraire »</text:span></text:p>
          <draw:enhanced-geometry svg:viewBox="0 0 21600 21600" draw:type="rectangle" draw:enhanced-path="M 0 0 L 21600 0 21600 21600 0 21600 0 0 Z N"/>
        </draw:custom-shape>
        <draw:connector draw:style-name="gr11" draw:text-style-name="P1" xml:id="id30" draw:id="id30" draw:layer="layout" svg:x1="6.95cm" svg:y1="17.7cm" svg:x2="9.362cm" svg:y2="22.347cm" draw:start-shape="id19" draw:start-glue-point="2" svg:d="M6950 17700v2574h2412v2073" svg:viewBox="0 0 2413 4648">
          <text:p/>
        </draw:connector>
        <draw:connector draw:style-name="gr9" draw:text-style-name="P1" draw:layer="layout" svg:x1="9.362cm" svg:y1="22.347cm" svg:x2="8.6cm" svg:y2="26.7cm" draw:start-shape="id30" draw:start-glue-point="3" draw:end-shape="id31" draw:end-glue-point="0" svg:d="M9362 22347v2177h-762v2176" svg:viewBox="0 0 763 4354">
          <text:p/>
        </draw:connector>
        <draw:connector draw:style-name="gr10" draw:text-style-name="P1" xml:id="id33" draw:id="id33" draw:layer="layout" svg:x1="14.75cm" svg:y1="9cm" svg:x2="19.25cm" svg:y2="9cm" draw:start-shape="id12" draw:start-glue-point="0" draw:end-shape="id32" draw:end-glue-point="0" svg:d="M14750 9000v-501h4500v501" svg:viewBox="0 0 4501 502">
          <text:p/>
        </draw:connector>
        <draw:connector draw:style-name="gr9" draw:text-style-name="P1" xml:id="id34" draw:id="id34" draw:layer="layout" svg:x1="17cm" svg:y1="8.499cm" svg:x2="17cm" svg:y2="8.499cm" draw:start-shape="id33" draw:start-glue-point="0" draw:end-shape="id33" draw:end-glue-point="0" svg:d="M17000 8499z" svg:viewBox="0 0 1 1">
          <text:p/>
        </draw:connector>
        <draw:connector draw:style-name="gr12" draw:text-style-name="P4" draw:layer="layout" draw:type="line" svg:x1="17cm" svg:y1="8.499cm" svg:x2="17.05cm" svg:y2="11cm" draw:start-shape="id34" draw:start-glue-point="0" draw:end-shape="id10" draw:end-glue-point="0" svg:d="M17000 8499l50 2501" svg:viewBox="0 0 51 2502">
          <text:p/>
        </draw:connector>
        <draw:connector draw:style-name="gr9" draw:text-style-name="P1" draw:layer="layout" svg:x1="17cm" svg:y1="8.499cm" svg:x2="17.995cm" svg:y2="7.75cm" draw:start-shape="id34" draw:start-glue-point="0" draw:end-shape="id4" draw:end-glue-point="2" svg:d="M17000 8499h995v-749" svg:viewBox="0 0 996 750">
          <text:p/>
        </draw:connector>
        <draw:connector draw:style-name="gr13" draw:text-style-name="P4" draw:layer="layout" draw:type="line" svg:x1="11.1cm" svg:y1="23.05cm" svg:x2="9.362cm" svg:y2="23.08cm" draw:start-shape="id7" draw:start-glue-point="3" svg:d="M11100 23050l-1738 30" svg:viewBox="0 0 1739 31">
          <text:p/>
        </draw:connector>
        <draw:custom-shape draw:style-name="gr8" draw:text-style-name="P3" draw:layer="layout" svg:width="4.5cm" svg:height="1.5cm" svg:x="15.3cm" svg:y="14.6cm">
          <text:p text:style-name="P1"><text:span text:style-name="T2">Prochain cli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4:55:45.300751103</meta:creation-date>
    <dc:date>2017-06-29T13:37:55.948928171</dc:date>
    <meta:editing-duration>PT59M27S</meta:editing-duration>
    <meta:editing-cycles>20</meta:editing-cycles>
    <meta:generator>LibreOffice/5.1.6.2$Linux_X86_64 LibreOffice_project/10m0$Build-2</meta:generator>
    <meta:document-statistic meta:object-count="57"/>
  </office:meta>
</office:document-meta>
</file>